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C00000" fo:font-size="18pt" style:font-size-asian="18pt" style:font-size-complex="18pt"/>
    </style:style>
    <style:style style:name="P2" style:parent-style-name="Normal" style:family="paragraph">
      <style:text-properties fo:font-weight="bold" style:font-weight-asian="bold" style:font-weight-complex="bold" fo:color="#C00000" fo:font-size="18pt" style:font-size-asian="18pt" style:font-size-complex="18pt"/>
    </style:style>
    <style:style style:name="P3" style:parent-style-name="Normal" style:family="paragraph">
      <style:text-properties fo:color="#000000"/>
    </style:style>
    <style:style style:name="P4" style:parent-style-name="Normal" style:family="paragraph">
      <style:text-properties fo:color="#000000"/>
    </style:style>
  </office:automatic-styles>
  <office:body>
    <office:text text:use-soft-page-breaks="true">
      <text:p text:style-name="P1">Produto avaliado: Sandália de dedo (tipo havaianas)</text:p>
      <text:p text:style-name="Normal">1 - Material utilizado: de muito boa qualidade</text:p>
      <text:p text:style-name="Normal">2 - Visual: produto muito bem fabricado, sem defeitos e imperfeições</text:p>
      <text:p text:style-name="Normal"><text:s/>3 – Durabilidade: aparentemente resiste a desgaste e ao uso repetitivo</text:p>
      <text:p text:style-name="Normal">4<text:s/>–<text:s/>Segurança: atende aos padrões de segurança, sem bordas afiadas e sem pontas evitando causar lesões</text:p>
      <text:p text:style-name="Normal">5 – Conforto: não causa desconforto ou dor e é confortável ao ser utilizado</text:p>
      <text:p text:style-name="Normal">6 – Tamanho: dimensões estão dentro dos padrões estabelecidos por lei</text:p>
      <text:p text:style-name="Normal">7 – Resistência: resiste bem ao uso tanto em ambientes secos quanto molhados</text:p>
      <text:p text:style-name="Normal">8 – Descrição: a descrição do produto está bem elaborada, constando tamanho, material utilizado na fabricação e procedência</text:p>
      <text:p text:style-name="Normal"/>
      <text:p text:style-name="P2">Conclusão:<text:s/></text:p>
      <text:p text:style-name="P3">O<text:s/>Produto é de excelente qualidade, está dentro dos padrões estabelecidos por lei e é adequado ao uso dos consumidores.</text:p>
      <text:p text:style-name="P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laudio Carias</meta:initial-creator>
    <dc:creator>Claudio Carias</dc:creator>
    <meta:creation-date>2025-05-14T14:03:00Z</meta:creation-date>
    <dc:date>2025-05-14T14:23:00Z</dc:date>
    <meta:template xlink:href="Normal" xlink:type="simple"/>
    <meta:editing-cycles>1</meta:editing-cycles>
    <meta:editing-duration>PT1200S</meta:editing-duration>
    <meta:document-statistic meta:page-count="1" meta:paragraph-count="1" meta:word-count="128" meta:character-count="823" meta:row-count="5" meta:non-whitespace-character-count="696"/>
  </office:meta>
</office:document-meta>
</file>